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8e19" officeooo:paragraph-rsid="00068e19"/>
    </style:style>
    <style:style style:name="P2" style:family="paragraph" style:parent-style-name="Standard">
      <style:paragraph-properties fo:text-align="center" style:justify-single-word="false"/>
      <style:text-properties officeooo:rsid="00068e19" officeooo:paragraph-rsid="00068e19"/>
    </style:style>
    <style:style style:name="P3" style:family="paragraph" style:parent-style-name="Standard">
      <style:paragraph-properties fo:line-height="115%"/>
      <style:text-properties officeooo:rsid="00085cb6" officeooo:paragraph-rsid="00085cb6"/>
    </style:style>
    <style:style style:name="P4" style:family="paragraph" style:parent-style-name="Standard">
      <style:paragraph-properties fo:line-height="115%"/>
      <style:text-properties officeooo:rsid="0008b472" officeooo:paragraph-rsid="0008b472"/>
    </style:style>
    <style:style style:name="P5" style:family="paragraph" style:parent-style-name="Standard">
      <style:paragraph-properties fo:line-height="115%"/>
      <style:text-properties officeooo:rsid="0008cdd6" officeooo:paragraph-rsid="0008cdd6"/>
    </style:style>
    <style:style style:name="P6" style:family="paragraph" style:parent-style-name="Standard">
      <style:paragraph-properties fo:line-height="115%"/>
      <style:text-properties officeooo:rsid="0009c94a" officeooo:paragraph-rsid="0009c94a"/>
    </style:style>
    <style:style style:name="P7" style:family="paragraph" style:parent-style-name="Standard">
      <style:paragraph-properties fo:line-height="115%"/>
      <style:text-properties officeooo:rsid="000aac78" officeooo:paragraph-rsid="000aac78"/>
    </style:style>
    <style:style style:name="P8" style:family="paragraph" style:parent-style-name="Standard">
      <style:paragraph-properties fo:line-height="115%"/>
      <style:text-properties officeooo:rsid="00110590" officeooo:paragraph-rsid="00110590"/>
    </style:style>
    <style:style style:name="P9" style:family="paragraph" style:parent-style-name="Standard">
      <style:paragraph-properties fo:line-height="115%"/>
      <style:text-properties officeooo:rsid="00145e1c" officeooo:paragraph-rsid="00145e1c"/>
    </style:style>
    <style:style style:name="P10" style:family="paragraph" style:parent-style-name="Standard">
      <style:paragraph-properties fo:line-height="115%"/>
      <style:text-properties officeooo:rsid="0012ea75" officeooo:paragraph-rsid="0012ea75"/>
    </style:style>
    <style:style style:name="P11" style:family="paragraph" style:parent-style-name="Standard">
      <style:paragraph-properties fo:line-height="115%"/>
      <style:text-properties officeooo:rsid="0017136f" officeooo:paragraph-rsid="0017136f"/>
    </style:style>
    <style:style style:name="P12" style:family="paragraph" style:parent-style-name="Standard">
      <style:paragraph-properties fo:line-height="115%"/>
      <style:text-properties officeooo:rsid="00182c46" officeooo:paragraph-rsid="00182c46"/>
    </style:style>
    <style:style style:name="P13" style:family="paragraph" style:parent-style-name="Standard">
      <style:paragraph-properties fo:line-height="115%"/>
      <style:text-properties officeooo:rsid="001850de" officeooo:paragraph-rsid="001850de"/>
    </style:style>
    <style:style style:name="P14" style:family="paragraph" style:parent-style-name="Standard">
      <style:paragraph-properties fo:line-height="115%"/>
      <style:text-properties officeooo:rsid="00190969" officeooo:paragraph-rsid="00190969"/>
    </style:style>
    <style:style style:name="P15" style:family="paragraph" style:parent-style-name="Standard">
      <style:paragraph-properties fo:line-height="115%"/>
      <style:text-properties officeooo:rsid="001aaa15" officeooo:paragraph-rsid="001aaa15"/>
    </style:style>
    <style:style style:name="P16" style:family="paragraph" style:parent-style-name="Standard">
      <style:paragraph-properties fo:line-height="115%"/>
      <style:text-properties officeooo:rsid="001c41bc" officeooo:paragraph-rsid="001c41bc"/>
    </style:style>
    <style:style style:name="P17" style:family="paragraph" style:parent-style-name="Standard">
      <style:paragraph-properties fo:line-height="115%"/>
      <style:text-properties officeooo:rsid="001d84d6" officeooo:paragraph-rsid="001d84d6"/>
    </style:style>
    <style:style style:name="P18" style:family="paragraph" style:parent-style-name="Standard">
      <style:paragraph-properties fo:line-height="115%"/>
      <style:text-properties officeooo:rsid="00204463" officeooo:paragraph-rsid="00204463"/>
    </style:style>
    <style:style style:name="P19" style:family="paragraph" style:parent-style-name="Standard">
      <style:paragraph-properties fo:line-height="115%"/>
      <style:text-properties officeooo:rsid="00241a0b" officeooo:paragraph-rsid="00241a0b"/>
    </style:style>
    <style:style style:name="P20" style:family="paragraph" style:parent-style-name="Standard">
      <style:paragraph-properties fo:line-height="115%"/>
      <style:text-properties officeooo:rsid="00242c7f" officeooo:paragraph-rsid="00242c7f"/>
    </style:style>
    <style:style style:name="P21" style:family="paragraph" style:parent-style-name="Standard">
      <style:paragraph-properties fo:line-height="115%"/>
      <style:text-properties officeooo:rsid="0025c0e7" officeooo:paragraph-rsid="0025c0e7"/>
    </style:style>
    <style:style style:name="P22" style:family="paragraph" style:parent-style-name="Standard">
      <style:paragraph-properties fo:line-height="115%"/>
      <style:text-properties officeooo:rsid="0026c3a7" officeooo:paragraph-rsid="0026c3a7"/>
    </style:style>
    <style:style style:name="P23" style:family="paragraph" style:parent-style-name="Standard">
      <style:paragraph-properties fo:line-height="115%"/>
      <style:text-properties officeooo:rsid="002868a4" officeooo:paragraph-rsid="002868a4"/>
    </style:style>
    <style:style style:name="P24" style:family="paragraph" style:parent-style-name="Standard">
      <style:paragraph-properties fo:line-height="115%"/>
      <style:text-properties officeooo:rsid="002ce1ec" officeooo:paragraph-rsid="002ce1ec"/>
    </style:style>
    <style:style style:name="P25" style:family="paragraph" style:parent-style-name="Standard">
      <style:paragraph-properties fo:line-height="115%"/>
      <style:text-properties officeooo:rsid="002edf8a" officeooo:paragraph-rsid="002edf8a"/>
    </style:style>
    <style:style style:name="P26" style:family="paragraph" style:parent-style-name="Standard">
      <style:paragraph-properties fo:line-height="115%"/>
      <style:text-properties officeooo:rsid="0035d9f2" officeooo:paragraph-rsid="0035d9f2"/>
    </style:style>
    <style:style style:name="P27" style:family="paragraph" style:parent-style-name="Standard">
      <style:paragraph-properties fo:line-height="115%"/>
      <style:text-properties officeooo:rsid="0037c89f" officeooo:paragraph-rsid="0037c89f"/>
    </style:style>
    <style:style style:name="P28" style:family="paragraph" style:parent-style-name="Standard">
      <style:paragraph-properties fo:line-height="115%"/>
      <style:text-properties officeooo:rsid="0037eea7" officeooo:paragraph-rsid="0037eea7"/>
    </style:style>
    <style:style style:name="P29" style:family="paragraph" style:parent-style-name="Standard">
      <style:paragraph-properties fo:line-height="115%"/>
      <style:text-properties officeooo:rsid="00476236" officeooo:paragraph-rsid="00476236"/>
    </style:style>
    <style:style style:name="P30" style:family="paragraph" style:parent-style-name="Standard">
      <style:paragraph-properties fo:line-height="115%"/>
      <style:text-properties officeooo:rsid="00476236" officeooo:paragraph-rsid="005aa306"/>
    </style:style>
    <style:style style:name="P31" style:family="paragraph" style:parent-style-name="Standard">
      <style:paragraph-properties fo:line-height="115%"/>
      <style:text-properties officeooo:rsid="0047e027" officeooo:paragraph-rsid="0047e027"/>
    </style:style>
    <style:style style:name="P32" style:family="paragraph" style:parent-style-name="Standard">
      <style:paragraph-properties fo:line-height="115%"/>
      <style:text-properties officeooo:rsid="0048d65d" officeooo:paragraph-rsid="0048d65d"/>
    </style:style>
    <style:style style:name="P33" style:family="paragraph" style:parent-style-name="Standard">
      <style:paragraph-properties fo:line-height="115%"/>
      <style:text-properties style:text-underline-style="solid" style:text-underline-width="auto" style:text-underline-color="font-color" officeooo:rsid="0048d65d" officeooo:paragraph-rsid="0048d65d"/>
    </style:style>
    <style:style style:name="P34" style:family="paragraph" style:parent-style-name="Standard">
      <style:paragraph-properties fo:line-height="115%"/>
      <style:text-properties officeooo:rsid="00497983" officeooo:paragraph-rsid="00497983"/>
    </style:style>
    <style:style style:name="P35" style:family="paragraph" style:parent-style-name="Standard">
      <style:paragraph-properties fo:line-height="115%"/>
      <style:text-properties officeooo:rsid="004b0005" officeooo:paragraph-rsid="004b0005"/>
    </style:style>
    <style:style style:name="P36" style:family="paragraph" style:parent-style-name="Standard">
      <style:paragraph-properties fo:line-height="115%"/>
      <style:text-properties officeooo:rsid="004b7c07" officeooo:paragraph-rsid="004b7c07"/>
    </style:style>
    <style:style style:name="P37" style:family="paragraph" style:parent-style-name="Standard">
      <style:paragraph-properties fo:line-height="115%"/>
      <style:text-properties officeooo:rsid="004c9aee" officeooo:paragraph-rsid="004c9aee"/>
    </style:style>
    <style:style style:name="P38" style:family="paragraph" style:parent-style-name="Standard">
      <style:paragraph-properties fo:line-height="115%"/>
      <style:text-properties officeooo:rsid="004f4a58" officeooo:paragraph-rsid="004f4a58"/>
    </style:style>
    <style:style style:name="P39" style:family="paragraph" style:parent-style-name="Standard">
      <style:paragraph-properties fo:line-height="115%"/>
      <style:text-properties officeooo:rsid="00515cdc" officeooo:paragraph-rsid="00515cdc"/>
    </style:style>
    <style:style style:name="P40" style:family="paragraph" style:parent-style-name="Standard">
      <style:paragraph-properties fo:line-height="115%"/>
      <style:text-properties officeooo:rsid="005242e8" officeooo:paragraph-rsid="005242e8"/>
    </style:style>
    <style:style style:name="P41" style:family="paragraph" style:parent-style-name="Standard">
      <style:paragraph-properties fo:line-height="115%"/>
      <style:text-properties officeooo:rsid="00536543" officeooo:paragraph-rsid="00536543"/>
    </style:style>
    <style:style style:name="P42" style:family="paragraph" style:parent-style-name="Standard">
      <style:paragraph-properties fo:line-height="115%"/>
      <style:text-properties officeooo:rsid="0054f03b" officeooo:paragraph-rsid="0054f03b"/>
    </style:style>
    <style:style style:name="P43" style:family="paragraph" style:parent-style-name="Standard">
      <style:paragraph-properties fo:line-height="115%"/>
      <style:text-properties officeooo:rsid="00561f68" officeooo:paragraph-rsid="00561f68"/>
    </style:style>
    <style:style style:name="P44" style:family="paragraph" style:parent-style-name="Standard">
      <style:paragraph-properties fo:line-height="115%"/>
      <style:text-properties officeooo:rsid="0056942b" officeooo:paragraph-rsid="0056942b"/>
    </style:style>
    <style:style style:name="P45" style:family="paragraph" style:parent-style-name="Standard">
      <style:paragraph-properties fo:line-height="115%"/>
      <style:text-properties officeooo:rsid="005aa306" officeooo:paragraph-rsid="005aa306"/>
    </style:style>
    <style:style style:name="P46" style:family="paragraph" style:parent-style-name="Standard">
      <style:paragraph-properties fo:line-height="115%"/>
      <style:text-properties officeooo:rsid="005cd6e9" officeooo:paragraph-rsid="005cd6e9"/>
    </style:style>
    <style:style style:name="P47" style:family="paragraph" style:parent-style-name="Standard">
      <style:paragraph-properties fo:line-height="115%"/>
      <style:text-properties officeooo:rsid="005d8a27" officeooo:paragraph-rsid="005d8a27"/>
    </style:style>
    <style:style style:name="P48" style:family="paragraph" style:parent-style-name="Standard">
      <style:paragraph-properties fo:line-height="115%"/>
      <style:text-properties officeooo:rsid="005de272" officeooo:paragraph-rsid="005de272"/>
    </style:style>
    <style:style style:name="P49" style:family="paragraph" style:parent-style-name="Standard">
      <style:paragraph-properties fo:line-height="115%"/>
      <style:text-properties officeooo:rsid="005e8c05" officeooo:paragraph-rsid="005e8c05"/>
    </style:style>
    <style:style style:name="P50" style:family="paragraph" style:parent-style-name="Standard">
      <style:paragraph-properties fo:line-height="115%"/>
      <style:text-properties officeooo:rsid="0050ef92" officeooo:paragraph-rsid="0050ef92"/>
    </style:style>
    <style:style style:name="P51" style:family="paragraph" style:parent-style-name="Standard">
      <style:paragraph-properties fo:line-height="115%"/>
      <style:text-properties officeooo:rsid="004e7b1b" officeooo:paragraph-rsid="004e7b1b"/>
    </style:style>
    <style:style style:name="P52" style:family="paragraph" style:parent-style-name="Standard">
      <style:paragraph-properties fo:line-height="115%" fo:break-before="column"/>
      <style:text-properties officeooo:rsid="0050ef92" officeooo:paragraph-rsid="0050ef92"/>
    </style:style>
    <style:style style:name="P53" style:family="paragraph" style:parent-style-name="Standard" style:list-style-name="L1">
      <style:paragraph-properties fo:line-height="115%"/>
      <style:text-properties officeooo:rsid="0008b472" officeooo:paragraph-rsid="0008b472"/>
    </style:style>
    <style:style style:name="P54" style:family="paragraph" style:parent-style-name="Standard" style:list-style-name="L2">
      <style:paragraph-properties fo:line-height="115%"/>
      <style:text-properties officeooo:rsid="0008cdd6" officeooo:paragraph-rsid="0009c94a"/>
    </style:style>
    <style:style style:name="P55" style:family="paragraph" style:parent-style-name="Standard" style:list-style-name="L2">
      <style:paragraph-properties fo:line-height="115%"/>
      <style:text-properties officeooo:rsid="0008cdd6" officeooo:paragraph-rsid="0008cdd6"/>
    </style:style>
    <style:style style:name="P56" style:family="paragraph" style:parent-style-name="Standard" style:list-style-name="L3">
      <style:paragraph-properties fo:line-height="115%"/>
      <style:text-properties officeooo:rsid="0009c94a" officeooo:paragraph-rsid="0009c94a"/>
    </style:style>
    <style:style style:name="P57" style:family="paragraph" style:parent-style-name="Standard" style:list-style-name="L4">
      <style:paragraph-properties fo:line-height="115%"/>
      <style:text-properties officeooo:rsid="000ca22b" officeooo:paragraph-rsid="000ca22b"/>
    </style:style>
    <style:style style:name="P58" style:family="paragraph" style:parent-style-name="Standard" style:list-style-name="L5">
      <style:paragraph-properties fo:line-height="115%"/>
      <style:text-properties officeooo:rsid="0012ea75" officeooo:paragraph-rsid="0012ea75"/>
    </style:style>
    <style:style style:name="P59" style:family="paragraph" style:parent-style-name="Standard" style:list-style-name="L6">
      <style:paragraph-properties fo:line-height="115%"/>
      <style:text-properties officeooo:rsid="00156b85" officeooo:paragraph-rsid="00156b85"/>
    </style:style>
    <style:style style:name="P60" style:family="paragraph" style:parent-style-name="Standard" style:list-style-name="L7">
      <style:paragraph-properties fo:line-height="115%"/>
      <style:text-properties officeooo:rsid="0017136f" officeooo:paragraph-rsid="0017136f"/>
    </style:style>
    <style:style style:name="P61" style:family="paragraph" style:parent-style-name="Standard" style:list-style-name="L8">
      <style:paragraph-properties fo:line-height="115%"/>
      <style:text-properties officeooo:rsid="00190969" officeooo:paragraph-rsid="00190969"/>
    </style:style>
    <style:style style:name="P62" style:family="paragraph" style:parent-style-name="Standard" style:list-style-name="L9">
      <style:paragraph-properties fo:line-height="115%"/>
      <style:text-properties officeooo:rsid="0037eea7" officeooo:paragraph-rsid="0037eea7"/>
    </style:style>
    <style:style style:name="P63" style:family="paragraph" style:parent-style-name="Standard" style:list-style-name="L10">
      <style:paragraph-properties fo:line-height="115%"/>
      <style:text-properties officeooo:rsid="005e8c05" officeooo:paragraph-rsid="005e8c05"/>
    </style:style>
    <style:style style:name="P64" style:family="paragraph" style:parent-style-name="Standard" style:list-style-name="L11">
      <style:paragraph-properties fo:line-height="115%"/>
      <style:text-properties officeooo:rsid="005cd6e9" officeooo:paragraph-rsid="005cd6e9"/>
    </style:style>
    <style:style style:name="T1" style:family="text">
      <style:text-properties officeooo:rsid="0008cdd6"/>
    </style:style>
    <style:style style:name="T2" style:family="text">
      <style:text-properties officeooo:rsid="0009c94a"/>
    </style:style>
    <style:style style:name="T3" style:family="text">
      <style:text-properties officeooo:rsid="0009cc95"/>
    </style:style>
    <style:style style:name="T4" style:family="text">
      <style:text-properties officeooo:rsid="000d7af2"/>
    </style:style>
    <style:style style:name="T5" style:family="text">
      <style:text-properties officeooo:rsid="0012f1cc"/>
    </style:style>
    <style:style style:name="T6" style:family="text">
      <style:text-properties officeooo:rsid="00145e1c"/>
    </style:style>
    <style:style style:name="T7" style:family="text">
      <style:text-properties officeooo:rsid="0015f97b"/>
    </style:style>
    <style:style style:name="T8" style:family="text">
      <style:text-properties officeooo:rsid="00166295"/>
    </style:style>
    <style:style style:name="T9" style:family="text">
      <style:text-properties officeooo:rsid="00182c46"/>
    </style:style>
    <style:style style:name="T10" style:family="text">
      <style:text-properties officeooo:rsid="001850de"/>
    </style:style>
    <style:style style:name="T11" style:family="text">
      <style:text-properties officeooo:rsid="00190969"/>
    </style:style>
    <style:style style:name="T12" style:family="text">
      <style:text-properties officeooo:rsid="001c41bc"/>
    </style:style>
    <style:style style:name="T13" style:family="text">
      <style:text-properties officeooo:rsid="001e8b7d"/>
    </style:style>
    <style:style style:name="T14" style:family="text">
      <style:text-properties officeooo:rsid="0021353d"/>
    </style:style>
    <style:style style:name="T15" style:family="text">
      <style:text-properties officeooo:rsid="00224f50"/>
    </style:style>
    <style:style style:name="T16" style:family="text">
      <style:text-properties officeooo:rsid="00242c7f"/>
    </style:style>
    <style:style style:name="T17" style:family="text">
      <style:text-properties officeooo:rsid="0028c70f"/>
    </style:style>
    <style:style style:name="T18" style:family="text">
      <style:text-properties officeooo:rsid="002906ad"/>
    </style:style>
    <style:style style:name="T19" style:family="text">
      <style:text-properties officeooo:rsid="00292cab"/>
    </style:style>
    <style:style style:name="T20" style:family="text">
      <style:text-properties officeooo:rsid="002edf8a"/>
    </style:style>
    <style:style style:name="T21" style:family="text">
      <style:text-properties officeooo:rsid="00300cfd"/>
    </style:style>
    <style:style style:name="T22" style:family="text">
      <style:text-properties style:text-underline-style="solid" style:text-underline-width="auto" style:text-underline-color="font-color"/>
    </style:style>
    <style:style style:name="T23" style:family="text">
      <style:text-properties officeooo:rsid="003306c1"/>
    </style:style>
    <style:style style:name="T24" style:family="text">
      <style:text-properties officeooo:rsid="00333d39"/>
    </style:style>
    <style:style style:name="T25" style:family="text">
      <style:text-properties officeooo:rsid="003df021"/>
    </style:style>
    <style:style style:name="T26" style:family="text">
      <style:text-properties officeooo:rsid="004093b6"/>
    </style:style>
    <style:style style:name="T27" style:family="text">
      <style:text-properties officeooo:rsid="004217f6"/>
    </style:style>
    <style:style style:name="T28" style:family="text">
      <style:text-properties style:text-underline-style="none"/>
    </style:style>
    <style:style style:name="T29" style:family="text">
      <style:text-properties officeooo:rsid="004d3561"/>
    </style:style>
    <style:style style:name="T30" style:family="text">
      <style:text-properties officeooo:rsid="00515cdc"/>
    </style:style>
    <style:style style:name="T31" style:family="text">
      <style:text-properties officeooo:rsid="005242e8"/>
    </style:style>
    <style:style style:name="T32" style:family="text">
      <style:text-properties officeooo:rsid="0056b5f0"/>
    </style:style>
    <style:style style:name="T33" style:family="text">
      <style:text-properties officeooo:rsid="005cd6e9"/>
    </style:style>
    <style:style style:name="T34" style:family="text">
      <style:text-properties officeooo:rsid="005fc8db"/>
    </style:style>
    <style:style style:name="T35" style:family="text">
      <style:text-properties officeooo:rsid="006ac8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 TEMA 6 MONTAJE: PERIFÉRICOS</text:p>
      <text:p text:style-name="P1"/>
      <text:p text:style-name="P1"/>
      <text:p text:style-name="P3">1. CONCEPTO DE PERIFÉRICO</text:p>
      <text:p text:style-name="P3">Periférico es todo aquel dispositivo que está conectado a la placa base de un equipo informático, excluyendo la memoria principal, el microprocesador y el sistema de refrigeración, que se comunica con la CPU a través de los buses.</text:p>
      <text:p text:style-name="P4">Los periféricos transforman la información externa en señales codificadas, que interpreta la CPU.</text:p>
      <text:p text:style-name="P4">1.1. Elementos que forman los periféricos</text:p>
      <text:list xml:id="list3931594490" text:style-name="L1">
        <text:list-item>
          <text:p text:style-name="P53">Elementos mecánicos: <text:span text:style-name="T1">dispositivos electromecánicos (motores, relés, etc.) controlados por los elementos electrónicos.</text:span></text:p>
        </text:list-item>
        <text:list-item>
          <text:p text:style-name="P53">Elementos electrónicos o controladores: <text:span text:style-name="T1">permiten interpretar órdenes del procesador para emitir y recibir datos y generar las señales de control para activar los elementos electromecánicos.</text:span></text:p>
        </text:list-item>
      </text:list>
      <text:p text:style-name="P4">2. CLASIFICACIÓN DE LOS PERIFÉRICOS</text:p>
      <text:p text:style-name="P4">Periféricos de entrada: el usuario suministra información al equipo.</text:p>
      <text:p text:style-name="P4">Periféricos de salida: para suministrar información del equipo al usuario.</text:p>
      <text:p text:style-name="P4">Periféricos de entrada/salida: De comunicaciones: comunican equipos entre sí.</text:p>
      <text:p text:style-name="P4"><text:tab/><text:tab/><text:tab/><text:tab/>De almacenamiento: almacenan y suministran información tanto al <text:tab/><text:tab/><text:tab/><text:tab/><text:tab/><text:tab/><text:tab/>sistema como al usuario.</text:p>
      <text:p text:style-name="P5">3. PERIFÉRICOS DE ENTRADA</text:p>
      <text:p text:style-name="P5">3.1. Teclado</text:p>
      <text:p text:style-name="P5">El teclado es el periférico de entrada que se utiliza para introducir datos o dar órdenes al equipo a través de la pulsación de teclas.</text:p>
      <text:p text:style-name="P5">Conexión: PS/2, USB y bluetooth o WiFi.</text:p>
      <text:p text:style-name="P5">3.1.1. Teclado de un equipo de sobremesa</text:p>
      <text:list xml:id="list1832309662" text:style-name="L2">
        <text:list-item>
          <text:p text:style-name="P54">Teclado de membrana: Partes: Lámina del circuito con lámina separadora, alfombrilla de elastómero, plancha de teclas. Cuando pulsamos la tecla el botón de elastómero se hunde y pone en contacto las dos láminas. La circuitería y el software se encargan de traducir esta pulsación al carácter correspondiente. </text:p>
        </text:list-item>
        <text:list-item>
          <text:p text:style-name="P55">Teclado mecánico: <text:span text:style-name="T2">Debajo de cada tecla hay unos interruptores mecánicos colocados encima de un muelle.</text:span></text:p>
        </text:list-item>
      </text:list>
      <text:p text:style-name="P5">3.1.2. Teclado de equipo portátil</text:p>
      <text:p text:style-name="P6">Tiene solo una lámina de circuito y la tecla de elastómero tiene una silicona conductora que sustituye a la otra alfombrilla.</text:p>
      <text:p text:style-name="P5">3.1.3. Características físicas</text:p>
      <text:p text:style-name="P6">El número de teclas suele rondar las 104 teclas. El teclado más común se llama QWERTY y está inspirado en la posición de las teclas de una máquina de escribir.</text:p>
      <text:p text:style-name="P5">3.1.4. Partes del teclado</text:p>
      <text:p text:style-name="P6">Según su cometido:</text:p>
      <text:list xml:id="list1740736481" text:style-name="L3">
        <text:list-item>
          <text:p text:style-name="P56">Teclas alfanuméricas: <text:span text:style-name="T3">las letras, números de arriba, caracteres especiales, espacio, etc.</text:span></text:p>
        </text:list-item>
        <text:list-item>
          <text:p text:style-name="P56">Teclas numéricas: <text:span text:style-name="T3">a la derecha del teclado, números y operaciones más frecuentes.</text:span></text:p>
        </text:list-item>
        <text:list-item>
          <text:p text:style-name="P56">Teclas de movimiento del cursor: <text:span text:style-name="T3">abajo a la derecha, entre las numéricas y las alfanuméricas, mueven el cursor por documentos y ventanas.</text:span></text:p>
        </text:list-item>
        <text:list-item>
          <text:p text:style-name="P56">Teclas de propósito especial: <text:span text:style-name="T3">arriba a la derecha, entre las numéricas y las alfanuméricas, y alguna más en el teclado, para funciones especiales como capturar pantalla, la tecla ESC.</text:span></text:p>
        </text:list-item>
        <text:list-item>
          <text:p text:style-name="P56"><text:soft-page-break/>Teclas de función: <text:span text:style-name="T3">en la parte superior, comienzan con una F, les asigna una función diferente (por ejemplo, F1 para la ayuda).</text:span></text:p>
        </text:list-item>
        <text:list-item>
          <text:p text:style-name="P56">Teclas multimedia: <text:span text:style-name="T3">son las teclas que se utilizan como atajos para realizar determinadas funciones (subir y bajar volumen, suspender el ordenador). Según modelos.</text:span></text:p>
        </text:list-item>
      </text:list>
      <text:p text:style-name="P5">3.2. Ratón</text:p>
      <text:p text:style-name="P7">El ratón es un periférico de entrada que se emplea especialmente para mover el cursor o puntero por la pantalla.</text:p>
      <text:p text:style-name="P7">Conexión: PS/2, USB y bluetooth o WiFi.</text:p>
      <text:p text:style-name="P7">3.2.1. Ratón de equipo de sobremesa</text:p>
      <text:list xml:id="list2283432353" text:style-name="L4">
        <text:list-item>
          <text:p text:style-name="P57">Ratón mecánico y optomecánico (de bola): <text:span text:style-name="T4">una bola de goma que gira en la parte inferior por donde sobresale. En desuso.</text:span></text:p>
        </text:list-item>
        <text:list-item>
          <text:p text:style-name="P57">Ratón óptico: <text:span text:style-name="T4">el elemento principal es un sensor óptico cuyo cometido es tomar continuas fotografías de la superficie. El más común en la actualidad.</text:span></text:p>
        </text:list-item>
      </text:list>
      <text:p text:style-name="P7">3.2.2. Características físicas de un ratón de sobremesa</text:p>
      <text:p text:style-name="P8">Lo normal es que tenga al menos dos botones, pero los hay con más (juegos). Además tiene una rueda para desplazarse por la pantalla de forma vertical, que puede actuar como botón.</text:p>
      <text:p text:style-name="P7">3.2.3. Ratón de un equipo portátil</text:p>
      <text:p text:style-name="P10">Ratón integrado:</text:p>
      <text:list xml:id="list2832656222" text:style-name="L5">
        <text:list-item>
          <text:p text:style-name="P58">Touchpad: <text:span text:style-name="T5">superficie táctil rectangular bajo la cual se sitúa un circuito que es capaz de interpretar nuestro movimiento sobre la superficie.</text:span></text:p>
        </text:list-item>
        <text:list-item>
          <text:p text:style-name="P58">Trackpoint: <text:span text:style-name="T5">ya apenas existe, se trata de un pivote rugoso situado en el centro del teclado, para manejarlo con un dedo.</text:span></text:p>
        </text:list-item>
      </text:list>
      <text:p text:style-name="P7">3.2.4. Características físicas de un ratón de portátil</text:p>
      <text:p text:style-name="P9">Al menos, dos botones. Si tienen más botones pueden ser para hacer doble clic, clic derecho, bloquear la zona táctil, etc.</text:p>
      <text:p text:style-name="P7">3.2.5. Variaciones del ra<text:span text:style-name="T6">tón</text:span></text:p>
      <text:list xml:id="list1278595276" text:style-name="L6">
        <text:list-item>
          <text:p text:style-name="P59">Trackball: <text:span text:style-name="T7">como el ratón de bola, pero ésta está en la parte superior, lo usan los diseñadores gráficos.</text:span></text:p>
        </text:list-item>
        <text:list-item>
          <text:p text:style-name="P59">Joystick: <text:span text:style-name="T7">varios botones. Se han adaptado a los videojuegos. También se emplean en el manejo de maquinaria pesada.</text:span></text:p>
        </text:list-item>
        <text:list-item>
          <text:p text:style-name="P59">Lápiz óptico: <text:span text:style-name="T7">es como un bolígrafo, pero su funcionamiento es complejo, contiene unos sensores ópticos mediante los cuales, al tocar la pantalla, detectan cuándo son refrescados dichos píxeles y determinan la posición del lápiz en la pantalla.</text:span></text:p>
        </text:list-item>
        <text:list-item>
          <text:p text:style-name="P59">Lápiz interactivo: <text:span text:style-name="T8">variante del lápiz óptico en la que se sustituye el cable por un emisor inalámbrico. Pizarras digitales.</text:span></text:p>
        </text:list-item>
        <text:list-item>
          <text:p text:style-name="P59">Ratón 3D: <text:span text:style-name="T8">control sobre las tres dimensiones de un objeto. Para diseño en 3D. Permite girar, mover, ampliar, para posicionar piezas, ensamblajes desde cualquier ángulo.</text:span></text:p>
        </text:list-item>
        <text:list-item>
          <text:p text:style-name="P59">Guante interactivo: <text:span text:style-name="T8">con sensores en las yemas capaces de traducir los movimientos en órdenes simples. En fase de desarrollo.</text:span></text:p>
        </text:list-item>
      </text:list>
      <text:p text:style-name="P11">3.3. Escáner</text:p>
      <text:p text:style-name="P11">El escáner es un periférico de entrada utilizado para convertir información en formato impreso en formato digital, de manera que pueda tratarse con el ordenador.</text:p>
      <text:p text:style-name="P11">Conexión: puerto paralelo, USB, WiFi.</text:p>
      <text:p text:style-name="P11">3.3.1. Resolución: píxeles por pulgada</text:p>
      <text:p text:style-name="P11">Es la característica que nos indica con cuánto detalle se nos va a mostrar una imagen. La medida se da en puntos (píxeles) por pulgada ppp (o en dpi, del inglés dots per inch).</text:p>
      <text:p text:style-name="P11"><text:soft-page-break/>El píxel es la unidad mínima de imagen digital, cuantos más píxeles haya en una pulgada, más detalle tendrá la imagen y, por tanto, más resolución.</text:p>
      <text:p text:style-name="P11">3.3.2. Tipos de escáner</text:p>
      <text:list xml:id="list689930860" text:style-name="L7">
        <text:list-item>
          <text:p text:style-name="P60">Escáner de sobremesa: el más común, hasta 2400 ppp, hojas DIN A4. Consta de una bandeja de cristal con tapa. Debajo se encuentra un cabezal de reconocimiento óptico que va barriendo toda la superficie. A la vez que ilumina la imagen, la va captando y enviando al ordenador.</text:p>
        </text:list-item>
        <text:list-item>
          <text:p text:style-name="P60">Escáner de alimentación: <text:span text:style-name="T9">como el anterior pero con un alimentador donde se colocan los documentos. Hasta 2400 ppp.</text:span></text:p>
        </text:list-item>
        <text:list-item>
          <text:p text:style-name="P60">Escáner de mano: <text:span text:style-name="T9">tamaño reducido, documentos pequeños. Hasta 800 ppp. Barrido manual, debería ser constante. Se emplean en diseño y modelado gráfico.</text:span></text:p>
        </text:list-item>
      </text:list>
      <text:p text:style-name="P12">3.3.3. Programas de reconocimiento óptico de caracteres</text:p>
      <text:p text:style-name="P12">Programas que permiten reconocer caracteres mecanografiados o impresos, convirtiendo imágenes en documentos de texto editables. <text:span text:style-name="T10">Pueden ser:</text:span></text:p>
      <text:p text:style-name="P13">OCR: convierte imágenes de caracteres en letra de máquina.</text:p>
      <text:p text:style-name="P13">ICR: interpreta caracteres escritos a mano, menos fiable.</text:p>
      <text:p text:style-name="P12">3.3.4. Variaciones del escáner</text:p>
      <text:p text:style-name="P13">Lector de marcas (OMR): <text:s/>acepta ciertas marcas escritas a mano, que las interpretará el detector. Para loterías, exámenes tipo test, etc.</text:p>
      <text:p text:style-name="P13">Lector de códigos: <text:span text:style-name="T11">la información se representa mediante un sistema de codificación.</text:span></text:p>
      <text:list xml:id="list3068769892" text:style-name="L8">
        <text:list-item>
          <text:p text:style-name="P61">Códigos lineales: códigos de barras.</text:p>
        </text:list-item>
        <text:list-item>
          <text:p text:style-name="P61">Códigos matriciales: cuadrados, código QR (para dirección web, foto, etc.).</text:p>
        </text:list-item>
      </text:list>
      <text:p text:style-name="P14">Se usa en almacenes, tiendas, para gestionar los producto<text:span text:style-name="T25">s</text:span> y sus características. </text:p>
      <text:p text:style-name="P12"><text:span text:style-name="T26">3</text:span>.4. Tableta digitalizadora</text:p>
      <text:p text:style-name="P15">Tiene los mismos principios que el touchpad, suele utilizarse para el diseño asistido por ordenador y para el dibujo técnico. Se acompañan de un lápiz especial (estilete). En la tableta no suele aparecer ninguna imagen. Conexión: USB.</text:p>
      <text:p text:style-name="P12">3.4.1. Funcionamiento</text:p>
      <text:p text:style-name="P15">Tabletas pasivas: <text:span text:style-name="T12">utilizan una red de hilos conductores muy finos que permiten detectar las señales electromagnéticas que se producen al tocar el estilete la tableta. El lápiz no tiene batería.</text:span></text:p>
      <text:p text:style-name="P15">Tabletas activas: <text:span text:style-name="T12">con batería en el lápiz. Más grandes.</text:span></text:p>
      <text:p text:style-name="P12">3.4.2. Variaciones de la tableta digitalizadora</text:p>
      <text:p text:style-name="P16">Pizarras digitales.</text:p>
      <text:p text:style-name="P16">3.5. Webcam</text:p>
      <text:p text:style-name="P17">Es un periférico de entrada que captura imágenes y vídeo para almacenarlos, editarlos o transmitirlos a otro equipo o red.</text:p>
      <text:p text:style-name="P17">Se usan en videoconferencias, retransmisiones en streaming…</text:p>
      <text:p text:style-name="P17">En redes de video<text:span text:style-name="T13">vigilancia se usa una variante llamada netcam.</text:span></text:p>
      <text:p text:style-name="P17">Conexión: la <text:span text:style-name="T13">webcam por USB, la netcam por puerto Ethernet o WiFi.</text:span></text:p>
      <text:p text:style-name="P18">3.5.1. Tipos de webcam</text:p>
      <text:p text:style-name="P18">De un equipo de sobremesa: con <text:span text:style-name="T14">peana móvil para colocarla o una pinza para engancharla.</text:span></text:p>
      <text:p text:style-name="P18">De un equipo portátil: <text:span text:style-name="T14">webcam integrada en el centro del marco superior de la pantalla.</text:span></text:p>
      <text:p text:style-name="P18">Netcam: <text:span text:style-name="T15">tienen más prestaciones. Pueden ser infrarrojas y sensibles al movimiento. Se gestionan como un dispositivo más de una red.</text:span></text:p>
      <text:p text:style-name="P19">3.5.2. Resolución</text:p>
      <text:p text:style-name="P19">Resolución de imagen: se mide en <text:span text:style-name="T16">megapíxeles (mpx).</text:span></text:p>
      <text:p text:style-name="P19"><text:soft-page-break/>Resolución del vídeo: <text:span text:style-name="T16">se mide en frames por segundo (fps). Resolución media: 15/30 fps.</text:span></text:p>
      <text:p text:style-name="P20">Si la webcam tiene mayor resolución tardará más en capturar y entonces los fps serán menores, y viceversa.</text:p>
      <text:p text:style-name="P21">3.5.3. Características físicas de un<text:span text:style-name="T27">a</text:span> webcam</text:p>
      <text:p text:style-name="P21">Las más simples constan de una lente plástica y un sensor de imagen. Algunos modelos permiten enfocar la imagen o tienen unos ledes con sensor de luminosidad para que se enciendan cuando no hay suficiente luz. Suelen incluir micrófono.</text:p>
      <text:p text:style-name="P21">3.6. Micrófono</text:p>
      <text:p text:style-name="P22">Periférico de entrada empleado para digitalizar sonido, normalmente voz.</text:p>
      <text:p text:style-name="P22">Aunque suele aparecer integrado con la webcam o con los auriculares, también podemos encontrarlo aislado. Conexión cuando va aislado, Jack de color rosa.</text:p>
      <text:p text:style-name="P22">4. PERIFÉRICOS DE SALIDA</text:p>
      <text:p text:style-name="P22">4.1. Monitor</text:p>
      <text:p text:style-name="P22">También llamado pantalla, es un periférico de salida cuyo cometido es mostrar información al usuario.</text:p>
      <text:p text:style-name="P23">Gran variedad de conexiones: VGA, RCA y S-Vídeo para la señal de vídeo analógica, DVI y HDMI para la señal de vídeo digital.</text:p>
      <text:p text:style-name="P23">4.1.1. Características de un monitor</text:p>
      <text:p text:style-name="P23">Tamaño: <text:span text:style-name="T17">en pulgadas (1”=2,54 cm), es la distancia que hay de una esquina de la pantalla a la esquina opuesta.</text:span></text:p>
      <text:p text:style-name="P23">Formato: <text:span text:style-name="T17">relación entre el alto y el ancho (4:3, 4 cm de ancho por cada 3 cm de alto, 16:9)</text:span></text:p>
      <text:p text:style-name="P23">Resolución: <text:span text:style-name="T17">800x600, 1280x1024...</text:span></text:p>
      <text:p text:style-name="P23">Dot pitch: <text:span text:style-name="T17">distancia entre puntos del mismo color, mide la nitidez de la imagen.</text:span></text:p>
      <text:p text:style-name="P23">Ángulo de visión: <text:span text:style-name="T17">afecta a las pantallas planas, la imagen puede no verse bien dependiendo de dónde se coloque el usuario. (sobre los 170º)</text:span></text:p>
      <text:p text:style-name="P23">Frecuencia de refresco: <text:span text:style-name="T17">velocidad con la que se renueva la información de la pantalla. A mayor frecuencia, menor parpadeo, pero más consumo de electricidad. Una frecuencia de refresco elevada genera fatiga ocular y reduce el tiempo de vida útil de la pantalla.</text:span></text:p>
      <text:p text:style-name="P23">4.1.2. Tipos de monitor</text:p>
      <text:p text:style-name="P23">CRT: <text:span text:style-name="T18">en desuso. Como los televisores clásicos, con un tubo de rayos catódicos. La electricidad causa que el rayo catódico libere unos electrones que golpean la pantalla que está hecha de fósforo. La interacción de los electrones y el fósforo genera los tres colores básicos. Estos puntos se desvanecen por lo que es necesario volver a impactarlos.</text:span></text:p>
      <text:p text:style-name="P23">LCD: <text:span text:style-name="T18">dos capas de cristales polarizados y en medio un material llamado cristal líquido, que orienta la luz mediante unos electrodos. Ventajas: plano, pocas radiaciones, poca energía. Inconvenientes: problemas para mostrar colores muy parecidos, deja una estela en imágenes en movimiento, ángulo de visión: 140º.</text:span></text:p>
      <text:p text:style-name="P23">TFT: <text:span text:style-name="T19">evolución del LCD en la que los emisores de luz se han sustituido por transistores TFT. Ventajas: mayor precisión en imágenes en movimiento, mayor calidad en el color y el contraste, ángulo: 170º.</text:span></text:p>
      <text:p text:style-name="P23">LED: <text:span text:style-name="T19">el más extendido, sustituye los transistores por diodos led, mejora la calidad del color y reduce el consumo eléctrico. Ángulo: 170º.</text:span></text:p>
      <text:p text:style-name="P23">OLED: <text:span text:style-name="T19">más reciente, tiene un diodo orgánico que emite luz. Ventajas: pantallas más delgadas, mejor brillo y contraste, poca energía. Inconvenientes: tiempos de vida cortos, frágiles.</text:span></text:p>
      <text:p text:style-name="P24"/>
      <text:p text:style-name="P24"/>
      <text:p text:style-name="P24"><text:soft-page-break/>4.2. Impresora</text:p>
      <text:p text:style-name="P24">Periférico de salida que muestra información digital en formato físico.</text:p>
      <text:p text:style-name="P24">Conexión: Puerto paralelo, USB, Ethernet, bluetooth o WiFi.</text:p>
      <text:p text:style-name="P24">4.2.1. Características de una impresora</text:p>
      <text:p text:style-name="P24">Tipo de impresión: B/N o color.</text:p>
      <text:p text:style-name="P24">Velocidad de impresión: se mide en páginas por minuto (ppm).</text:p>
      <text:p text:style-name="P24">Resolución de impresión: <text:span text:style-name="T20">se mide en píxeles por pulgada, se puede imprimir desde modo borrador hasta modo fotografía.</text:span></text:p>
      <text:p text:style-name="P24">Soporte de impresión: <text:span text:style-name="T20">tipo de papel o medio (sobres, etiquetas).</text:span></text:p>
      <text:p text:style-name="P24">Multifuncionalidad: <text:span text:style-name="T20">incluyen escáner.</text:span></text:p>
      <text:p text:style-name="P25">4.2.2. Tipos de impresoras</text:p>
      <text:p text:style-name="P25"><text:span text:style-name="T22">Impresora de inyección de tinta:</text:span> <text:span text:style-name="T21">Consiste en un sistema de cabezales sobre los que se acoplan los cartuchos de tinta, que tienen unos inyectores por los que se lanza la tinta al papel. A mayor velocidad, menor calidad de impresión. Cartuchos caros.</text:span></text:p>
      <text:p text:style-name="P25"><text:span text:style-name="T22">Impresora láser:</text:span> <text:span text:style-name="T21">usa tóner, un polvo especial. Un espejo se encarga de dirigir un rayo láser hacia un rodillo. Este rayo láser va cargando electrostáticamente partes concretas del rodillo. Cuando el rodillo entra en contacto con el tóner lo atrae en las partes cargadas. Cuando el papel entra en contacto con el rodillo desprende todo el tóner. Una pieza llamada fusor calienta esa zona para que el tóner se quede fijado a la hoja.</text:span></text:p>
      <text:p text:style-name="P25"><text:span text:style-name="T22">Impresora matricial:</text:span> <text:span text:style-name="T23">usa una cinta entintada y un cabezal con una serie de tiras metálicas o agujas que golpean la hoja a través de la cinta. Usan papel continuo con papel de calco, está troquelado a los lados.</text:span></text:p>
      <text:p text:style-name="P25"><text:span text:style-name="T22">Impresora de sublimación de tinta:</text:span> <text:span text:style-name="T24">para fotos, consta de una cinta con tramos entintados en diferentes colores. Una resistencia calienta la tinta e impregna la hoja. Al final aplica una capa de barniz transparente para protegerla de la luz.</text:span></text:p>
      <text:p text:style-name="P25"><text:span text:style-name="T22">Impresora térmica:</text:span> <text:span text:style-name="T24">utiliza un cabezal compuesto por resistencias que calientan un papel especial que se vuelve de color negro. Se usa para tickets, recibos...</text:span></text:p>
      <text:p text:style-name="P25"><text:span text:style-name="T22">Impresora de tinta sólida:</text:span> <text:span text:style-name="T24">es un tipo de impresora térmica que usa unos cartuchos de cera de colores, CMYK. Esta tinta se derrite y se aplica mediante un cabezal a un tambor que lo transfiere al papel.</text:span></text:p>
      <text:p text:style-name="P25"><text:span text:style-name="T22">Impresora 3D:</text:span> <text:span text:style-name="T24">es capaz de realizar elementos en tres dimensiones a partir de un diseño en 3D realizado por ordenador. Crea capas utilizando polvo de escayola, celulosa con tinta o polímeros.</text:span></text:p>
      <text:p text:style-name="P25"><text:span text:style-name="T22">Plóter:</text:span> <text:span text:style-name="T24">impresora especialmente para dibujos y gráficos relacionados con el diseño, la arquitectura o la ingeniería. Para imprimir usa plumillas de diferentes grosores y colores. Trabaja con un rollo de papel, el plóter corta el papel con una cuchilla al finalizar. Para vinilo.</text:span></text:p>
      <text:p text:style-name="P25">4.3. Altavoces</text:p>
      <text:p text:style-name="P26">Periférico de salida que se encarga de reproducir sonido desde el ordenador.</text:p>
      <text:p text:style-name="P26">Conexión: Jack verde, RCA, bluetooth o WiFi.</text:p>
      <text:p text:style-name="P25">4.3.1. Características</text:p>
      <text:p text:style-name="P27">Independientes o integrados en otros periféricos (como en la pantalla del portátil). También auriculares.</text:p>
      <text:p text:style-name="P25">4.3.2. Sistema de sonido envolvente</text:p>
      <text:p text:style-name="P28">Sorround o sonido 3D, se utilizan varios canales de audio.</text:p>
      <text:p text:style-name="P28">El formato más común es el sistema 5.1 con la siguiente distribución de altavoces:</text:p>
      <text:list xml:id="list3752289144" text:style-name="L9">
        <text:list-item>
          <text:p text:style-name="P62">un altavoz central (subwoofer): para sonidos graves.</text:p>
        </text:list-item>
        <text:list-item>
          <text:p text:style-name="P62">dos altavoces traseros: para sonidos ambientales.</text:p>
        </text:list-item>
        <text:list-item>
          <text:p text:style-name="P62"><text:soft-page-break/>dos altavoces delanteros: para el resto de sonidos.</text:p>
        </text:list-item>
      </text:list>
      <text:p text:style-name="P29">5. PERIFÉRICOS DE COMUNICACIONES</text:p>
      <text:p text:style-name="P31">Se clasifican según su conexión: por cable o inalámbrica.</text:p>
      <text:p text:style-name="P29">5.1. Cableados</text:p>
      <text:p text:style-name="P29">5.1.1. Switch</text:p>
      <text:p text:style-name="P31">O conmutador, se utiliza para enlazar varios equipos entre sí, pertenecientes a la misma red local. Conexión: puerto RJ-45 (algunos, puerto serie).</text:p>
      <text:p text:style-name="P31">El número de puertos que tiene indica el número máximo de equipos que puede enlazar. Tiene que ser múltiplo de 4. Algunos tienen dos puertos separados para enlazar con otros switch.</text:p>
      <text:p text:style-name="P31">Modelo<text:span text:style-name="T34">s</text:span> pequeños: SoHo</text:p>
      <text:p text:style-name="P31">Modelos grandes: a partir de 16 puertos para redes más complejas. Se colocan en un armario especial llamado rack, de 48 cm de anchura.</text:p>
      <text:p text:style-name="P31">El switch necesita alimentación eléctrica.</text:p>
      <text:p text:style-name="P29">5.1.2. Hub</text:p>
      <text:p text:style-name="P32">O concentrador, se usa para centralizar el cableado de una red, para luego pode ampliarla, recibe la señal y la repite emitiéndola por sus diferente puertos. Conexión: RJ-45.</text:p>
      <text:p text:style-name="P33">Diferencia entre switch y hub:<text:span text:style-name="T28"> El hub extiende la red, conecta todos los equipos de una misma red, repitiendo la información que un equipo manda a otro, a todos los equipos que se conectan a él. El switch segmenta la red, es capaz de reconocer a todos los equipos que tiene conectados, de forma que sólo envía la información al equipo destinatario.</text:span></text:p>
      <text:p text:style-name="P29">5.1.3. Router</text:p>
      <text:p text:style-name="P34">Gracias a él nos podemos conectar a Internet. Se usa para enlazar diferentes redes. Envía paquetes de datos de una red a otra mediante el protocolo IP. Conexión: RJ-45 (algunos, puerto serie).</text:p>
      <text:p text:style-name="P34">Pequeños: SoHo, router típico para ADSL. Tiene un puerto RJ-11 para conectar el cable del teléfono</text:p>
      <text:p text:style-name="P34">Router empresarial: puede ocupar un armario grande de telecomunicaciones (48 cm de ancho).</text:p>
      <text:p text:style-name="P34">Casi todos los modelos poseen la opción de conectividad inalámbrica, con una o varias antenas.</text:p>
      <text:p text:style-name="P29">5.1.4. Módem</text:p>
      <text:p text:style-name="P35">Para conectar un equipo a Internet a través de la línea telefónica básica.</text:p>
      <text:p text:style-name="P35">Modula y demodula la señal telefónica, que es analógica y la transforma en digital, y al revés.</text:p>
      <text:p text:style-name="P36">El módem externo ya casi no se usa, necesita corriente eléctrica para funcionar.</text:p>
      <text:p text:style-name="P36">El módem interno puede ser una tarjeta de expansión o integrado en la placa base. Conexión: RJ-45</text:p>
      <text:p text:style-name="P35">5.1.5. Módem USB</text:p>
      <text:p text:style-name="P37">Velocidades similares a las del ADSL, permite navegar en redes 2G, 3G y 4G. Formato pendrive.</text:p>
      <text:p text:style-name="P37"><text:span text:style-name="T22">Diferencias entre router ADSL y módem USB:</text:span> El primero puede tener conectados varios equipos a la vez, segundo sólo uno. El router puede enlazar y gestionar redes, el otro no. El primero proporciona más seguridad que el segundo. El router funciona de forma independiente al equipo <text:span text:style-name="T29">y no afecta a los recursos ni a su rendimiento, el módem consume muchos recursos afectando al rendimiento de la conexión a Internet.</text:span></text:p>
      <text:p text:style-name="P29">5.2. Inalámbricos</text:p>
      <text:p text:style-name="P29">5.2.1. Punto de acceso</text:p>
      <text:p text:style-name="P51">Su función es dar acceso a otros equipos a la red a través de él. Para extender el radio de acción del router a la vez que se controla y gestiona el acceso a los equipos. Conexión: WiFi. Al router por puerto RJ-45 o WiFi. Tienen al menos una antena. Se colocan en paredes o techos para ampliar la red.</text:p>
      <text:p text:style-name="P29">5.2.2. Repetidor</text:p>
      <text:p text:style-name="P38"><text:soft-page-break/>Amplifica la señal inalámbrica a puntos de la instalación donde pueda llegar con dificultad. No puede gestionar ni controlar los equipos. Se suele instalar en edificios con muchas paredes, pasillos pequeños y recovecos.</text:p>
      <text:p text:style-name="P29">5.2.3. Bridge</text:p>
      <text:p text:style-name="P50">Se usa para interconectar partes de una red sin necesidad de utilizar un router.</text:p>
      <text:p text:style-name="P52"/>
      <text:p text:style-name="P29">6. PERIFÉRICOS DE ALMACENAMIENTO</text:p>
      <text:p text:style-name="P29">6.1. Disco duro mecánico</text:p>
      <text:p text:style-name="P39">Para guardar y obtener información. Indispensable porque en él se almacena el sistema operativo.</text:p>
      <text:p text:style-name="P39">Conexión:<text:tab/><text:span text:style-name="T31">Disco duro interno: IDE de 40 pines→ discos duros de 3,5”</text:span></text:p>
      <text:p text:style-name="P39"><text:tab/><text:tab/><text:tab/><text:tab/><text:tab/><text:span text:style-name="T31">IDE de 44 pines → discos duros de 2,5”</text:span></text:p>
      <text:p text:style-name="P39"><text:tab/><text:tab/><text:tab/><text:tab/><text:tab/><text:span text:style-name="T31">SATA → cualquier disco duro</text:span></text:p>
      <text:p text:style-name="P39"><text:tab/><text:tab/><text:tab/><text:tab/><text:tab/><text:span text:style-name="T31">SCSI → discos duros de gran capacidad</text:span></text:p>
      <text:p text:style-name="P39"><text:tab/><text:tab/><text:span text:style-name="T31">Disco duro externo: carcasa con conexión USB</text:span></text:p>
      <text:p text:style-name="P40">6.1.1. Características físicas de un disco duro</text:p>
      <text:p text:style-name="P42">Es un plato o disco de aluminio sobre cuyas caras se graba información. Se graba magnéticamente en las pistas, que son círculos alrededor del disco.</text:p>
      <text:p text:style-name="P42">Para leer y escribir se usa un cabezal magnético que se mueve gracias a un brazo. Los cabezales nunca tienen que tocar el disco porque lo podrían rayar. El cabezal va unido a un circuito que se encarga de gestionar la lectura y escritura. El disco gira a unas 7200rpm (130km/h).</text:p>
      <text:p text:style-name="P40">6.1.2. Discos duros en equipos de sobremesa</text:p>
      <text:p text:style-name="P43">Es de 3,5”, la conexión suele ser SATA y la capacidad se mide en terabytes (TB). Si se coloca más de un disco uno se fija como maestro y otro como esclavo. Necesitan alimentación eléctrica.</text:p>
      <text:p text:style-name="P40">6.1.3. Discos duros en equipos portátiles</text:p>
      <text:p text:style-name="P43">Es de 2,5”, conexión SATA, aunque hay IDE. Un portátil no suele tener más de un disco duro interno.</text:p>
      <text:p text:style-name="P40">6.1.4. Disco duro externo</text:p>
      <text:p text:style-name="P43">Va montado en una carcasa. Los de 3,5” necesitan suministro eléctrico, los de 2,5” les basta con la corriente que les llega del USB.</text:p>
      <text:p text:style-name="P43">Disco duro multimedia: para ver vídeos o fotos y escuchar música.</text:p>
      <text:p text:style-name="P40">6.1.5. Disco duro “hot plug”</text:p>
      <text:p text:style-name="P44">Tiene la capacidad de ser conectado al equipo o de ser reemplazado una vez que está encendido. Se usa en entornos corporativos, dentro de un CPD (Centro de Procesamiento de Datos).</text:p>
      <text:p text:style-name="P41">6.1.6. Características básicas de un disco duro</text:p>
      <text:p text:style-name="P44">Formato: <text:span text:style-name="T32">3,5” o 2,5”</text:span></text:p>
      <text:p text:style-name="P44">Conexión: <text:span text:style-name="T32">USB, SATA, ...</text:span></text:p>
      <text:p text:style-name="P44">Capacidad de almacenamiento: <text:span text:style-name="T32">MB, GB, TB</text:span></text:p>
      <text:p text:style-name="P44">Costo por bit del dispositivo: <text:span text:style-name="T32">precio en relación a su capacidad, calidad, etc.</text:span></text:p>
      <text:p text:style-name="P44">Memoria caché: <text:span text:style-name="T32">acelera el procesamiento de datos.</text:span></text:p>
      <text:p text:style-name="P44">Velocidad de rotación: <text:span text:style-name="T32">5400 rpm los de 2,5” y 7200 rpm los de 3,5” (hay otras).</text:span></text:p>
      <text:p text:style-name="P44">Ruido: <text:span text:style-name="T32">puede interferir al visualizar vídeos o escuchar música.</text:span></text:p>
      <text:p text:style-name="P44">Alimentación: <text:span text:style-name="T32">importante en discos duros para portátiles, por el tiempo que dura la batería.</text:span></text:p>
      <text:p text:style-name="P44">Resistencia a los impactos: <text:span text:style-name="T32">sobre todo los externos y los de portátiles.</text:span></text:p>
      <text:p text:style-name="P29">6.2. Lector-grabador óptico</text:p>
      <text:p text:style-name="P45">Para leer y escribir sobre un soporte óptico (CD, DVD, BluRay). Todas pueden ser lectoras, pero no todas son grabadoras.</text:p>
      <text:p text:style-name="P45"><text:soft-page-break/>6.2.1. Características físicas de un lector- grabador</text:p>
      <text:p text:style-name="P45">Consta de una lente láser colocada en un cabezal móvil. <text:span text:style-name="T33">Cuando se mete el disco se fija a un eje que gira.</text:span></text:p>
      <text:p text:style-name="P46">La lente es ajustable en potencia, lo que permite leer (baja potencia) y escribir (alta potencia) en el mismo dispositivo, aunque no a la vez.</text:p>
      <text:p text:style-name="P46">Fuera hay un botón que se usa para abrir y cerrar la bandeja. Necesitan alimentación eléctrica.</text:p>
      <text:p text:style-name="P46">Velocidad a la que pueden trabajar: la primera versión de CD tenía una velocidad de 150 KB/s, a esto se llama flexo, la velocidad es un múltiplo del flexo (x2, x8, x52…)</text:p>
      <text:p text:style-name="P46">Pueden aparecer hasta tres velocidades: lectura, escritura y escritura en regrabable.</text:p>
      <text:p text:style-name="P46"/>
      <text:p text:style-name="P45">6.2.2. Características físicas del soporte óptico</text:p>
      <text:p text:style-name="P46">Tienen varias capas:</text:p>
      <text:list xml:id="list1135876437" text:style-name="L11">
        <text:list-item>
          <text:p text:style-name="P64">Debajo la capa base, que es plástica.</text:p>
        </text:list-item>
        <text:list-item>
          <text:p text:style-name="P64">Sobre ella, una capa de material reflectante.</text:p>
        </text:list-item>
        <text:list-item>
          <text:p text:style-name="P64">Encima, la capa protectora de laca.</text:p>
        </text:list-item>
        <text:list-item>
          <text:p text:style-name="P64">En la superficie, la etiqueta o carátula.</text:p>
        </text:list-item>
      </text:list>
      <text:p text:style-name="P47">La información se almacena en una única pista con forma de espiral que sale del centro. Según sea CD, DVD o BluRay la pista es más o menos estrecha, conteniendo así en la superficie más o menos información.</text:p>
      <text:p text:style-name="P47">Se conecta a través de conexión IDE, SATA o SCSI a la placa base.</text:p>
      <text:p text:style-name="P47">En los portátiles la lente está en la bandeja.</text:p>
      <text:p text:style-name="P45"/>
      <text:p text:style-name="P30">6.3. Unidades flash</text:p>
      <text:p text:style-name="P48">Para leer y escribir en unas memorias especiales llamadas memorias flash.</text:p>
      <text:p text:style-name="P48">6.3.1. Pendrive</text:p>
      <text:p text:style-name="P48">O memoria USB o lápiz de memoria, es el dispositivo de almacenamiento externo más utilizado.</text:p>
      <text:p text:style-name="P48">Consta de uno o varios módulos de memoria flash integrados en un circuito junto con un conector USB. Varias capacidades.</text:p>
      <text:p text:style-name="P48">6.3.2. Tarjetas de memoria</text:p>
      <text:p text:style-name="P48">Se utiliza<text:span text:style-name="T35">n</text:span> mucho en aparatos digitales. Para leer y escribir información necesitan insertarse en un lector de tarjetas específico para cada modelo (suelen ser incompatibles).</text:p>
      <text:p text:style-name="P48">Varios tamaños, micro SD, mini SD, por ejemplo, para cámaras digitales, teléfonos móviles, etc.</text:p>
      <text:p text:style-name="P48"/>
      <text:p text:style-name="P29">6.4. Disco duro SS<text:span text:style-name="T30">D</text:span></text:p>
      <text:p text:style-name="P49">Compuesto por una tarjeta de memoria NAND y por una carcasa protectora.</text:p>
      <text:p text:style-name="P49">Conexión: SATA, de 2,5”, capacidad: terabytes.</text:p>
      <text:p text:style-name="P49">6.4.1. Características físicas de un disco SSD</text:p>
      <text:list xml:id="list357886169" text:style-name="L10">
        <text:list-item>
          <text:p text:style-name="P63">Memoria no volátil de tipo flash NAND.</text:p>
        </text:list-item>
        <text:list-item>
          <text:p text:style-name="P63">Permite almacenar sistemas operativos y datos de cálculo como si fuera un disco duro.</text:p>
        </text:list-item>
        <text:list-item>
          <text:p text:style-name="P63">Proporciona gran velocidad de arranque, lectura y escritura.</text:p>
        </text:list-item>
        <text:list-item>
          <text:p text:style-name="P63">No usa discos giratorios: no genera ruido, resistente a fallos físicos y golpes.</text:p>
        </text:list-item>
        <text:list-item>
          <text:p text:style-name="P63">Bajo consumo eléctrico y baja producción de calor.</text:p>
        </text:list-item>
        <text:list-item>
          <text:p text:style-name="P63">Pero es muy ca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39:51.656000000</meta:creation-date>
    <dc:date>2020-01-15T21:29:22.618543018</dc:date>
    <meta:editing-duration>PT16H9M22S</meta:editing-duration>
    <meta:editing-cycles>69</meta:editing-cycles>
    <meta:generator>LibreOffice/6.0.4.2$Linux_X86_64 LibreOffice_project/00m0$Build-2</meta:generator>
    <meta:print-date>2020-01-10T15:05:53.363000000</meta:print-date>
    <meta:document-statistic meta:table-count="0" meta:image-count="0" meta:object-count="0" meta:page-count="8" meta:paragraph-count="240" meta:word-count="3605" meta:character-count="22120" meta:non-whitespace-character-count="18762"/>
  </office:meta>
</office:document-meta>
</file>